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ackground-color="#e8f2a1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Default" style:data-style-name="N113"/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 style:data-style-name="N112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112"/>
    <style:style style:name="ce21" style:family="table-cell" style:parent-style-name="Pivot_20_Table_20_Value" style:data-style-name="N112">
      <style:table-cell-properties fo:border-bottom="0.99pt solid #000000" fo:border-left="none" fo:border-right="none" fo:border-top="none"/>
    </style:style>
    <style:style style:name="ce22" style:family="table-cell" style:parent-style-name="Pivot_20_Table_20_Result" style:data-style-name="N112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9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6.35cm" svg:y="4.251cm">
            <draw:object draw:notify-on-update-of-ranges="Sheet1.A1:Sheet1.A1 Sheet1.A2:Sheet1.A7 Sheet1.B1:Sheet1.B1 Sheet1.B2:Sheet1.B7 Sheet1.C1:Sheet1.C1 Sheet1.C2:Sheet1.C7 Sheet1.D1:Sheet1.D1 Sheet1.D2:Sheet1.D7 Sheet1.E1:Sheet1.E1 Sheet1.E2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1" table:default-cell-style-name="ce16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Giorno</text:p>
          </table:table-cell>
          <table:table-cell table:style-name="ce8" office:value-type="string" calcext:value-type="string">
            <text:p>Peso</text:p>
          </table:table-cell>
          <table:table-cell table:style-name="ce8" office:value-type="string" calcext:value-type="string">
            <text:p>grasso</text:p>
          </table:table-cell>
          <table:table-cell table:style-name="ce8" office:value-type="string" calcext:value-type="string">
            <text:p>Massa Grassa</text:p>
          </table:table-cell>
          <table:table-cell table:style-name="ce8" office:value-type="string" calcext:value-type="string">
            <text:p>Massa Magra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.0%</text:p>
          </table:table-cell>
          <table:table-cell table:formula="of:= [.B2] * ([.C2] / 100)" office:value-type="float" office:value="9.6" calcext:value-type="float">
            <text:p>9.6</text:p>
          </table:table-cell>
          <table:table-cell table:style-name="ce29" table:formula="of:= [.B2] - [.D2]" office:value-type="float" office:value="70.4" calcext:value-type="float">
            <text:p>70.4kg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.0%</text:p>
          </table:table-cell>
          <table:table-cell table:formula="of:= [.B3] * ([.C3] / 100)" office:value-type="float" office:value="8.58" calcext:value-type="float">
            <text:p>8.58</text:p>
          </table:table-cell>
          <table:table-cell table:style-name="ce29" table:formula="of:= [.B3] - [.D3]" office:value-type="float" office:value="69.42" calcext:value-type="float">
            <text:p>69.4kg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.0%</text:p>
          </table:table-cell>
          <table:table-cell table:formula="of:= [.B4] * ([.C4] / 100)" office:value-type="float" office:value="8.1" calcext:value-type="float">
            <text:p>8.1</text:p>
          </table:table-cell>
          <table:table-cell table:style-name="ce29" table:formula="of:= [.B4] - [.D4]" office:value-type="float" office:value="72.9" calcext:value-type="float">
            <text:p>72.9kg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office:value-type="float" office:value="79" calcext:value-type="float">
            <text:p>79</text:p>
          </table:table-cell>
          <table:table-cell office:value-type="float" office:value="10.2" calcext:value-type="float">
            <text:p>10.2%</text:p>
          </table:table-cell>
          <table:table-cell table:formula="of:= [.B5] * ([.C5] / 100)" office:value-type="float" office:value="8.058" calcext:value-type="float">
            <text:p>8.058</text:p>
          </table:table-cell>
          <table:table-cell table:style-name="ce29" table:formula="of:= [.B5] - [.D5]" office:value-type="float" office:value="70.942" calcext:value-type="float">
            <text:p>70.9kg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office:value-type="float" office:value="77" calcext:value-type="float">
            <text:p>77</text:p>
          </table:table-cell>
          <table:table-cell office:value-type="float" office:value="9.89" calcext:value-type="float">
            <text:p>9.9%</text:p>
          </table:table-cell>
          <table:table-cell table:formula="of:= [.B6] * ([.C6] / 100)" office:value-type="float" office:value="7.6153" calcext:value-type="float">
            <text:p>7.6153</text:p>
          </table:table-cell>
          <table:table-cell table:style-name="ce29" table:formula="of:= [.B6] - [.D6]" office:value-type="float" office:value="69.3847" calcext:value-type="float">
            <text:p>69.4kg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office:value-type="float" office:value="75" calcext:value-type="float">
            <text:p>75</text:p>
          </table:table-cell>
          <table:table-cell office:value-type="float" office:value="9.5" calcext:value-type="float">
            <text:p>9.5%</text:p>
          </table:table-cell>
          <table:table-cell table:formula="of:= [.B7] * ([.C7] / 100)" office:value-type="float" office:value="7.125" calcext:value-type="float">
            <text:p>7.125</text:p>
          </table:table-cell>
          <table:table-cell table:style-name="ce29" table:formula="of:= [.B7] - [.D7]" office:value-type="float" office:value="67.875" calcext:value-type="float">
            <text:p>67.9kg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%</text:p>
          </table:table-cell>
          <table:table-cell table:formula="of:= [.B8] * ([.C8] / 100)" office:value-type="float" office:value="5.475" calcext:value-type="float">
            <text:p>5.475</text:p>
          </table:table-cell>
          <table:table-cell table:style-name="ce29" table:formula="of:= [.B8] - [.D8]" office:value-type="float" office:value="67.525" calcext:value-type="float">
            <text:p>67.5kg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PERDI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8" table:formula="of:= [.B2] -  INDIRECT(COM.MICROSOFT.CONCAT(&quot;B&quot;; ROW() - 2))" office:value-type="float" office:value="7" calcext:value-type="float">
            <text:p>7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ata</text:p>
          </table:table-cell>
          <table:table-cell table:style-name="ce17"/>
          <table:table-cell table:style-name="ce23"/>
          <table:table-cell/>
        </table:table-row>
        <table:table-row table:style-name="ro1">
          <table:table-cell table:style-name="ce4" office:value-type="string" calcext:value-type="string">
            <text:p>Giorno</text:p>
          </table:table-cell>
          <table:table-cell table:style-name="ce11" office:value-type="string" calcext:value-type="string">
            <text:p>Average - Peso</text:p>
          </table:table-cell>
          <table:table-cell table:style-name="ce18" office:value-type="string" calcext:value-type="string">
            <text:p>Average - Massa Magra</text:p>
          </table:table-cell>
          <table:table-cell table:style-name="ce24" office:value-type="string" calcext:value-type="string">
            <text:p>Average - Massa Grassa</text:p>
          </table:table-cell>
          <table:table-cell/>
        </table:table-row>
        <table:table-row table:style-name="ro1">
          <table:table-cell table:style-name="ce5" office:value-type="date" office:date-value="2022-06-20" calcext:value-type="date">
            <text:p>20/06/22</text:p>
          </table:table-cell>
          <table:table-cell table:style-name="ce12" office:value-type="float" office:value="78.3333333333333" calcext:value-type="float">
            <text:p>78.3333333333333</text:p>
          </table:table-cell>
          <table:table-cell table:style-name="ce19" office:value-type="float" office:value="69.7349" calcext:value-type="float">
            <text:p>69.7kg</text:p>
          </table:table-cell>
          <table:table-cell table:style-name="ce25" office:value-type="float" office:value="8.59843333333333" calcext:value-type="float">
            <text:p>8.59843333333333</text:p>
          </table:table-cell>
          <table:table-cell/>
        </table:table-row>
        <table:table-row table:style-name="ro1">
          <table:table-cell table:style-name="ce6" office:value-type="date" office:date-value="2022-06-22" calcext:value-type="date">
            <text:p>22/06/22</text:p>
          </table:table-cell>
          <table:table-cell table:style-name="ce13" office:value-type="float" office:value="78" calcext:value-type="float">
            <text:p>78</text:p>
          </table:table-cell>
          <table:table-cell table:style-name="ce20" office:value-type="float" office:value="70.3875" calcext:value-type="float">
            <text:p>70.4kg</text:p>
          </table:table-cell>
          <table:table-cell table:style-name="ce26" office:value-type="float" office:value="7.6125" calcext:value-type="float">
            <text:p>7.6125</text:p>
          </table:table-cell>
          <table:table-cell/>
        </table:table-row>
        <table:table-row table:style-name="ro1">
          <table:table-cell table:style-name="ce6" office:value-type="date" office:date-value="2022-06-23" calcext:value-type="date">
            <text:p>23/06/22</text:p>
          </table:table-cell>
          <table:table-cell table:style-name="ce14" office:value-type="float" office:value="76" calcext:value-type="float">
            <text:p>76</text:p>
          </table:table-cell>
          <table:table-cell table:style-name="ce21" office:value-type="float" office:value="69.2335" calcext:value-type="float">
            <text:p>69.2kg</text:p>
          </table:table-cell>
          <table:table-cell table:style-name="ce27" office:value-type="float" office:value="6.7665" calcext:value-type="float">
            <text:p>6.7665</text:p>
          </table:table-cell>
          <table:table-cell/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5" office:value-type="float" office:value="77.5714285714286" calcext:value-type="float">
            <text:p>77.5714285714286</text:p>
          </table:table-cell>
          <table:table-cell table:style-name="ce22" office:value-type="float" office:value="69.7781" calcext:value-type="float">
            <text:p>69.8kg</text:p>
          </table:table-cell>
          <table:table-cell table:style-name="ce28" office:value-type="float" office:value="7.79332857142857" calcext:value-type="float">
            <text:p>7.7933285714285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A7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Sheet1.A14:Sheet1.D19" table:buttons="Sheet1.A15 Sheet1.B14" table:show-filter-button="false" table:drill-down-on-double-click="false">
          <table:source-cell-range table:cell-range-address="Sheet1.A1:Sheet1.E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orno" table:orientation="row" table:used-hierarchy="0" table:function="auto">
            <table:data-pilot-level table:show-empty="false" calcext:repeat-item-labels="false">
              <table:data-pilot-members>
                <table:data-pilot-member table:name="20/06/22" table:display="true" table:show-details="true"/>
                <table:data-pilot-member table:name="22/06/22" table:display="true" table:show-details="true"/>
                <table:data-pilot-member table:name="23/06/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so" table:orientation="data" table:used-hierarchy="0" table:function="average">
            <table:data-pilot-level table:show-empty="false" calcext:repeat-item-labels="false">
              <table:data-pilot-members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ssa Magra" table:orientation="data" table:used-hierarchy="0" table:function="average">
            <table:data-pilot-level table:show-empty="false" calcext:repeat-item-labels="false">
              <table:data-pilot-members>
                <table:data-pilot-member table:name="67.5kg" table:display="true" table:show-details="true"/>
                <table:data-pilot-member table:name="67.9kg" table:display="true" table:show-details="true"/>
                <table:data-pilot-member table:name="69.4kg" table:display="true" table:show-details="true"/>
                <table:data-pilot-member table:name="70.4kg" table:display="true" table:show-details="true"/>
                <table:data-pilot-member table:name="70.9kg" table:display="true" table:show-details="true"/>
                <table:data-pilot-member table:name="72.9k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ssa Grassa" table:orientation="data" table:used-hierarchy="0" table:function="average">
            <table:data-pilot-level table:show-empty="false" calcext:repeat-item-labels="false">
              <table:data-pilot-members>
                <table:data-pilot-member table:name="5.475" table:display="true" table:show-details="true"/>
                <table:data-pilot-member table:name="7.125" table:display="true" table:show-details="true"/>
                <table:data-pilot-member table:name="7.6153" table:display="true" table:show-details="true"/>
                <table:data-pilot-member table:name="8.058" table:display="true" table:show-details="true"/>
                <table:data-pilot-member table:name="8.1" table:display="true" table:show-details="true"/>
                <table:data-pilot-member table:name="8.58" table:display="true" table:show-details="true"/>
                <table:data-pilot-member table:name="9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1"/>
      <number:text>kg</number:text>
    </number:number-style>
    <number:number-style style:name="N112">
      <number:number number:decimal-places="1" number:min-decimal-places="1" number:min-integer-digits="1"/>
      <number:text>kg</number:text>
    </number:number-style>
    <number:number-style style:name="N113">
      <number:number number:decimal-places="1" number:min-decimal-places="1" number:min-integer-digits="1"/>
      <number:text>%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3:59:29.535000000</meta:creation-date>
    <dc:date>2022-06-19T15:52:21.726000000</dc:date>
    <meta:editing-duration>PT1H9M9S</meta:editing-duration>
    <meta:editing-cycles>1</meta:editing-cycles>
    <meta:document-statistic meta:table-count="1" meta:cell-count="63" meta:object-count="1"/>
    <meta:generator>LibreOffice/7.2.0.4$Windows_X86_64 LibreOffice_project/9a9c6381e3f7a62afc1329bd359cc48accb6435b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883cm" svg:y="0.597cm" style:legend-expansion="custom" svg:width="3.383cm" svg:height="2.092cm" style:legend-expansion-aspect-ratio="1.61711281070746" chart:style-name="ch2"/>
        <chart:plot-area chart:style-name="ch3" table:cell-range-address="Sheet1.A1:Sheet1.E7" chart:data-source-has-labels="both" svg:x="0.319cm" svg:y="0.18cm" svg:width="11.767cm" svg:height="8.645cm">
          <chart:coordinate-region svg:x="0.981cm" svg:y="0.379cm" svg:width="10.442cm" svg:height="7.799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line">
            <chart:data-point chart:repeated="6"/>
          </chart:series>
          <chart:series chart:style-name="ch8" chart:values-cell-range-address="Sheet1.C2:Sheet1.C7" chart:label-cell-address="Sheet1.C1:Sheet1.C1" chart:class="chart:line">
            <chart:data-point chart:repeated="6"/>
          </chart:series>
          <chart:series chart:style-name="ch9" chart:values-cell-range-address="Sheet1.D2:Sheet1.D7" chart:label-cell-address="Sheet1.D1:Sheet1.D1" chart:class="chart:line">
            <chart:data-point chart:repeated="6"/>
          </chart:series>
          <chart:series chart:style-name="ch10" chart:values-cell-range-address="Sheet1.E2:Sheet1.E7" chart:label-cell-address="Sheet1.E1:Sheet1.E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o</text:p>
                <draw:g>
                  <svg:desc>Sheet1.B1:Sheet1.B1</svg:desc>
                </draw:g>
              </table:table-cell>
              <table:table-cell office:value-type="string">
                <text:p>grasso</text:p>
                <draw:g>
                  <svg:desc>Sheet1.C1:Sheet1.C1</svg:desc>
                </draw:g>
              </table:table-cell>
              <table:table-cell office:value-type="string">
                <text:p>Massa Grassa</text:p>
                <draw:g>
                  <svg:desc>Sheet1.D1:Sheet1.D1</svg:desc>
                </draw:g>
              </table:table-cell>
              <table:table-cell office:value-type="string">
                <text:p>Massa Magra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4732">
                <text:p>44732</text:p>
                <draw:g>
                  <svg:desc>Sheet1.A2:Sheet1.A7</svg:desc>
                </draw:g>
              </table:table-cell>
              <table:table-cell office:value-type="float" office:value="80">
                <text:p>80</text:p>
                <draw:g>
                  <svg:desc>Sheet1.B2:Sheet1.B7</svg:desc>
                </draw:g>
              </table:table-cell>
              <table:table-cell office:value-type="float" office:value="12">
                <text:p>12</text:p>
                <draw:g>
                  <svg:desc>Sheet1.C2:Sheet1.C7</svg:desc>
                </draw:g>
              </table:table-cell>
              <table:table-cell office:value-type="float" office:value="9.6">
                <text:p>9.6</text:p>
                <draw:g>
                  <svg:desc>Sheet1.D2:Sheet1.D7</svg:desc>
                </draw:g>
              </table:table-cell>
              <table:table-cell office:value-type="float" office:value="70.4">
                <text:p>70.4</text:p>
                <draw:g>
                  <svg:desc>Sheet1.E2:Sheet1.E7</svg:desc>
                </draw:g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8.58">
                <text:p>8.58</text:p>
              </table:table-cell>
              <table:table-cell office:value-type="float" office:value="69.42">
                <text:p>69.42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8.1">
                <text:p>8.1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79">
                <text:p>79</text:p>
              </table:table-cell>
              <table:table-cell office:value-type="float" office:value="10.2">
                <text:p>10.2</text:p>
              </table:table-cell>
              <table:table-cell office:value-type="float" office:value="8.058">
                <text:p>8.058</text:p>
              </table:table-cell>
              <table:table-cell office:value-type="float" office:value="70.942">
                <text:p>70.94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77">
                <text:p>77</text:p>
              </table:table-cell>
              <table:table-cell office:value-type="float" office:value="9.89">
                <text:p>9.89</text:p>
              </table:table-cell>
              <table:table-cell office:value-type="float" office:value="7.6153">
                <text:p>7.6153</text:p>
              </table:table-cell>
              <table:table-cell office:value-type="float" office:value="69.3847">
                <text:p>69.3847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75">
                <text:p>75</text:p>
              </table:table-cell>
              <table:table-cell office:value-type="float" office:value="9.5">
                <text:p>9.5</text:p>
              </table:table-cell>
              <table:table-cell office:value-type="float" office:value="7.125">
                <text:p>7.125</text:p>
              </table:table-cell>
              <table:table-cell office:value-type="float" office:value="67.875">
                <text:p>67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